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anim="urn:oasis:names:tc:opendocument:xmlns:animation:1.0" xmlns:smil="urn:oasis:names:tc:opendocument:xmlns:smil-compatible:1.0" xmlns:calligra="http://www.calligra.org/2005/" xmlns:delta="http://www.deltaxml.com/ns/track-changes/delta-namespace" xmlns:split="http://www.deltaxml.com/ns/track-changes/split-namespace" xmlns:ac="http://www.deltaxml.com/ns/track-changes/attribute-change-namespace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1.9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1f1c1b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1f1c1b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color="#1f1c1b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mode 01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monitor statu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uel system statu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engine load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engine coolant temp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hort term fuel trim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long term fuel trim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engine RPM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vehicle speed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timing advance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intake air temp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MAF air flow rat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throttle position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oxygen sensors present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oxygen sensor voltage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conformant obd standards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engine run tim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distance traveled with MIL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equivalence ratio voltage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commanded evap purge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warm-ups since codes cleared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distance since codes cleared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barometric pressure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equivalence ratio current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catalyst temp 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catalyst temp 2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monitor status this cycle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control module voltage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absolute load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command equiv ratio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relative throttle position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absolute throttle position B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absolute throttle position D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accelerator pedal position E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commanded throttle actuator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time run with MIL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time since trouble code cleared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absolute evap vapor pressure</text:p>
          </table:table-cell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default-cell-style-name="ce1"/>
        <table:table-row>
          <table:table-cell table:number-columns-repeated="3"/>
        </table:table-row>
      </table:table>
      <table:table table:name="Sheet3" table:style-name="ta1">
        <table:table-column table:default-cell-style-name="ce1"/>
        <table:table-row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_64 LibreOffice_project/420m0$Build-1</meta:generator>
    <dc:title/>
    <meta:initial-creator>Unknown</meta:initial-creator>
    <meta:editing-cycles>4</meta:editing-cycles>
    <dc:date>2014-03-26T18:52:13.896014949</dc:date>
    <meta:creation-date>2013-04-16T19:12:38</meta:creation-date>
    <meta:editing-duration>P0D</meta:editing-duration>
    <meta:document-statistic meta:table-count="3" meta:cell-count="77" meta:object-count="0"/>
  </office:meta>
</office:document-meta>
</file>